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5181in" table:align="left"/>
    </style:style>
    <style:style style:name="Table1.A" style:family="table-column">
      <style:table-column-properties style:column-width="0.9465in"/>
    </style:style>
    <style:style style:name="Table1.B" style:family="table-column">
      <style:table-column-properties style:column-width="4.571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5563in" table:align="left"/>
    </style:style>
    <style:style style:name="Table2.A" style:family="table-column">
      <style:table-column-properties style:column-width="0.4646in"/>
    </style:style>
    <style:style style:name="Table2.B" style:family="table-column">
      <style:table-column-properties style:column-width="0.9236in"/>
    </style:style>
    <style:style style:name="Table2.C" style:family="table-column">
      <style:table-column-properties style:column-width="2.1681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1875in" table:align="left"/>
    </style:style>
    <style:style style:name="Table3.A" style:family="table-column">
      <style:table-column-properties style:column-width="1.2167in"/>
    </style:style>
    <style:style style:name="Table3.B" style:family="table-column">
      <style:table-column-properties style:column-width="0.4903in"/>
    </style:style>
    <style:style style:name="Table3.C" style:family="table-column">
      <style:table-column-properties style:column-width="2.4806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5.4549in" table:align="left"/>
    </style:style>
    <style:style style:name="Table4.A" style:family="table-column">
      <style:table-column-properties style:column-width="1.1528in"/>
    </style:style>
    <style:style style:name="Table4.B" style:family="table-column">
      <style:table-column-properties style:column-width="2.625in"/>
    </style:style>
    <style:style style:name="Table4.C" style:family="table-column">
      <style:table-column-properties style:column-width="1.6771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5"/>
    <style:style style:name="P5" style:family="paragraph" style:parent-style-name="Text_20_body" style:list-style-name="L6"/>
    <style:style style:name="P6" style:family="paragraph" style:parent-style-name="Text_20_body" style:list-style-name="L7"/>
    <style:style style:name="P7" style:family="paragraph" style:parent-style-name="Text_20_body" style:list-style-name="L8"/>
    <style:style style:name="P8" style:family="paragraph" style:parent-style-name="Text_20_body" style:list-style-name="L9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1" text:outline-level="1">🧩 MINI CURSO: INTRODUCCIÓN A REDES (Nivel 1)</text:h>
      <text:p text:style-name="Horizontal_20_Line"/>
      <text:h text:style-name="Heading_20_2" text:outline-level="2">🧠 Módulo 1: ¿Qué es una red?</text:h>
      <text:p text:style-name="Text_20_body">Una <text:span text:style-name="Strong_20_Emphasis">red</text:span> es un conjunto de dispositivos que se <text:span text:style-name="Strong_20_Emphasis">comunican entre sí</text:span> para compartir información.<text:line-break/>Ejemplos de redes:</text:p>
      <text:list xml:id="list1657663416" text:style-name="L5">
        <text:list-item>
          <text:p text:style-name="P4">Tu WiFi en casa 🏠</text:p>
        </text:list-item>
        <text:list-item>
          <text:p text:style-name="P4">La red de una empresa 🏢</text:p>
        </text:list-item>
        <text:list-item>
          <text:p text:style-name="P4">Internet 🌍 (la red de redes)</text:p>
        </text:list-item>
      </text:list>
      <text:h text:style-name="Heading_20_3" text:outline-level="3">Elementos básicos: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Elemento</text:p>
            </table:table-cell>
            <table:table-cell table:style-name="Table1.A1" office:value-type="string">
              <text:p text:style-name="Table_20_Heading">Funció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Host / Nodo</text:span></text:p>
          </table:table-cell>
          <table:table-cell table:style-name="Table1.A1" office:value-type="string">
            <text:p text:style-name="Table_20_Contents">Cualquier dispositivo conectado (PC, móvil, servidor, impresora...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edio físico</text:span></text:p>
          </table:table-cell>
          <table:table-cell table:style-name="Table1.A1" office:value-type="string">
            <text:p text:style-name="Table_20_Contents">Cable, fibra, aire (WiFi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witch</text:span></text:p>
          </table:table-cell>
          <table:table-cell table:style-name="Table1.A1" office:value-type="string">
            <text:p text:style-name="Table_20_Contents">Conecta varios dispositivos dentro de una misma red local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outer</text:span></text:p>
          </table:table-cell>
          <table:table-cell table:style-name="Table1.A1" office:value-type="string">
            <text:p text:style-name="Table_20_Contents">Conecta redes diferentes entre sí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irewall</text:span></text:p>
          </table:table-cell>
          <table:table-cell table:style-name="Table1.A1" office:value-type="string">
            <text:p text:style-name="Table_20_Contents">Filtra o protege el tráfico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rvidor</text:span></text:p>
          </table:table-cell>
          <table:table-cell table:style-name="Table1.A1" office:value-type="string">
            <text:p text:style-name="Table_20_Contents">Proporciona servicios a otros (web, correo, archivos...)</text:p>
          </table:table-cell>
        </table:table-row>
      </table:table>
      <text:p text:style-name="Horizontal_20_Line"/>
      <text:h text:style-name="Heading_20_2" text:outline-level="2">🧩 Módulo 2: Direcciones IP y máscaras</text:h>
      <text:p text:style-name="Text_20_body">Cada dispositivo necesita una <text:span text:style-name="Strong_20_Emphasis">dirección IP</text:span> (como una matrícula o número de casa).</text:p>
      <text:p text:style-name="Text_20_body">Ejemplo:</text:p>
      <text:p text:style-name="P1"><text:span text:style-name="Source_20_Text">192.168.1.10</text:span></text:p>
      <text:p text:style-name="Text_20_body">La IP <text:span text:style-name="Strong_20_Emphasis">no viaja sola</text:span>: tiene una <text:span text:style-name="Strong_20_Emphasis">máscara de red</text:span> que le dice qué parte identifica la red y qué parte al host.</text:p>
      <text:h text:style-name="Heading_20_3" text:outline-level="3">Ejemplo:</text:h>
      <text:p text:style-name="Preformatted_20_Text"><text:span text:style-name="Source_20_Text">IP: <text:s text:c="5"/>192.168.1.10</text:span></text:p>
      <text:p text:style-name="P1"><text:span text:style-name="Source_20_Text">Máscara: 255.255.255.0</text:span></text:p>
      <text:p text:style-name="Text_20_body">Significa que:</text:p>
      <text:list xml:id="list2206672591" text:style-name="L6">
        <text:list-item>
          <text:p text:style-name="P5"><text:span text:style-name="Strong_20_Emphasis">Red</text:span> → 192.168.1.0</text:p>
        </text:list-item>
        <text:list-item>
          <text:p text:style-name="P5"><text:span text:style-name="Strong_20_Emphasis">Hosts válidos</text:span> → 192.168.1.1 – 192.168.1.254</text:p>
        </text:list-item>
        <text:list-item>
          <text:p text:style-name="P5"><text:span text:style-name="Strong_20_Emphasis">Broadcast</text:span> → 192.168.1.255</text:p>
        </text:list-item>
      </text:list>
      <text:p text:style-name="Text_20_body"><text:soft-page-break/>👉 Solo los hosts <text:span text:style-name="Strong_20_Emphasis">en la misma red</text:span> pueden hablar directamente entre sí.</text:p>
      <text:p text:style-name="Horizontal_20_Line"/>
      <text:h text:style-name="Heading_20_2" text:outline-level="2">🧩 Módulo 3: Routers y comunicación entre redes</text:h>
      <text:p text:style-name="Text_20_body">Un <text:span text:style-name="Strong_20_Emphasis">router</text:span> se encarga de <text:span text:style-name="Strong_20_Emphasis">conectar redes diferentes</text:span>.</text:p>
      <text:p text:style-name="Text_20_body">Ejemplo:</text:p>
      <text:p text:style-name="Preformatted_20_Text"><text:span text:style-name="Source_20_Text">Red 1: 192.168.1.0/24</text:span></text:p>
      <text:p text:style-name="P1"><text:span text:style-name="Source_20_Text">Red 2: 192.168.2.0/24</text:span></text:p>
      <text:p text:style-name="Text_20_body">Un PC de la red 1 no puede hablar directamente con uno de la red 2…<text:line-break/>… pero <text:span text:style-name="Strong_20_Emphasis">puede hacerlo si hay un router en medio</text:span> que sabe a qué interfaz enviar cada paquete.</text:p>
      <text:p text:style-name="Text_20_body">📡 En Internet, los routers se encadenan hasta llevar los paquetes de tu PC al servidor de Google, por ejemplo.</text:p>
      <text:p text:style-name="Horizontal_20_Line"/>
      <text:h text:style-name="Heading_20_2" text:outline-level="2">🧩 Módulo 4: Capa física y capa lógica (modelo OSI)</text:h>
      <text:p text:style-name="Text_20_body">Las redes se dividen en <text:span text:style-name="Strong_20_Emphasis">capas</text:span> para simplificar cómo se comunican los sistemas.<text:line-break/>La más famosa: <text:span text:style-name="Strong_20_Emphasis">Modelo OSI (7 capas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Capa</text:p>
            </table:table-cell>
            <table:table-cell table:style-name="Table2.A1" office:value-type="string">
              <text:p text:style-name="Table_20_Heading">Nombre</text:p>
            </table:table-cell>
            <table:table-cell table:style-name="Table2.A1" office:value-type="string">
              <text:p text:style-name="Table_20_Heading">Ejemplo</text:p>
            </table:table-cell>
          </table:table-row>
        </table:table-header-rows>
        <table:table-row>
          <table:table-cell table:style-name="Table2.A1" office:value-type="string">
            <text:p text:style-name="Table_20_Contents">7</text:p>
          </table:table-cell>
          <table:table-cell table:style-name="Table2.A1" office:value-type="string">
            <text:p text:style-name="Table_20_Contents">Aplicación</text:p>
          </table:table-cell>
          <table:table-cell table:style-name="Table2.A1" office:value-type="string">
            <text:p text:style-name="Table_20_Contents">HTTP, SSH, DNS</text:p>
          </table:table-cell>
        </table:table-row>
        <table:table-row>
          <table:table-cell table:style-name="Table2.A1" office:value-type="string">
            <text:p text:style-name="Table_20_Contents">6</text:p>
          </table:table-cell>
          <table:table-cell table:style-name="Table2.A1" office:value-type="string">
            <text:p text:style-name="Table_20_Contents">Presentación</text:p>
          </table:table-cell>
          <table:table-cell table:style-name="Table2.A1" office:value-type="string">
            <text:p text:style-name="Table_20_Contents">TLS, compresión, codificación</text:p>
          </table:table-cell>
        </table:table-row>
        <table:table-row>
          <table:table-cell table:style-name="Table2.A1" office:value-type="string">
            <text:p text:style-name="Table_20_Contents">5</text:p>
          </table:table-cell>
          <table:table-cell table:style-name="Table2.A1" office:value-type="string">
            <text:p text:style-name="Table_20_Contents">Sesión</text:p>
          </table:table-cell>
          <table:table-cell table:style-name="Table2.A1" office:value-type="string">
            <text:p text:style-name="Table_20_Contents">Control de conexión</text:p>
          </table:table-cell>
        </table:table-row>
        <table:table-row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Transporte</text:p>
          </table:table-cell>
          <table:table-cell table:style-name="Table2.A1" office:value-type="string">
            <text:p text:style-name="Table_20_Contents">TCP, UDP</text:p>
          </table:table-cell>
        </table:table-row>
        <table:table-row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Red</text:p>
          </table:table-cell>
          <table:table-cell table:style-name="Table2.A1" office:value-type="string">
            <text:p text:style-name="Table_20_Contents">IP, ICMP, rutas</text:p>
          </table:table-cell>
        </table:table-row>
        <table:table-row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Enlace</text:p>
          </table:table-cell>
          <table:table-cell table:style-name="Table2.A1" office:value-type="string">
            <text:p text:style-name="Table_20_Contents">Ethernet, WiFi, MAC</text:p>
          </table:table-cell>
        </table:table-row>
        <table:table-row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Física</text:p>
          </table:table-cell>
          <table:table-cell table:style-name="Table2.A1" office:value-type="string">
            <text:p text:style-name="Table_20_Contents">Cable, señal eléctrica</text:p>
          </table:table-cell>
        </table:table-row>
      </table:table>
      <text:p text:style-name="Text_20_body">💡 En resumen:</text:p>
      <text:list xml:id="list434805207" text:style-name="L7">
        <text:list-item>
          <text:p text:style-name="P6"><text:span text:style-name="Strong_20_Emphasis">Capa 1–2:</text:span> cómo viajan los bits</text:p>
        </text:list-item>
        <text:list-item>
          <text:p text:style-name="P6"><text:span text:style-name="Strong_20_Emphasis">Capa 3–4:</text:span> cómo se enrutan y entregan</text:p>
        </text:list-item>
        <text:list-item>
          <text:p text:style-name="P6"><text:span text:style-name="Strong_20_Emphasis">Capa 5–7:</text:span> cómo se interpretan los datos</text:p>
        </text:list-item>
      </text:list>
      <text:p text:style-name="Horizontal_20_Line"/>
      <text:h text:style-name="Heading_20_2" text:outline-level="2">🧩 Módulo 5: Direcciones MAC</text:h>
      <text:p text:style-name="Text_20_body">Cada tarjeta de red tiene una dirección única llamada <text:span text:style-name="Strong_20_Emphasis">MAC</text:span>:</text:p>
      <text:p text:style-name="P1"><text:span text:style-name="Source_20_Text">AA:BB:CC:DD:EE:FF</text:span></text:p>
      <text:list xml:id="list1021576400" text:style-name="L8">
        <text:list-item>
          <text:p text:style-name="P7">Identifica el dispositivo dentro de una red local.</text:p>
        </text:list-item>
        <text:list-item>
          <text:p text:style-name="P7">Se usa en capa 2 (Ethernet).</text:p>
        </text:list-item>
        <text:list-item>
          <text:p text:style-name="P7">Los switches usan las MAC para saber <text:span text:style-name="Strong_20_Emphasis">por qué puerto</text:span> enviar cada paquete.</text:p>
        </text:list-item>
      </text:list>
      <text:p text:style-name="Horizontal_20_Line"><text:soft-page-break/></text:p>
      <text:h text:style-name="Heading_20_2" text:outline-level="2">🧩 Módulo 6: Protocolos importante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Protocolo</text:p>
            </table:table-cell>
            <table:table-cell table:style-name="Table3.A1" office:value-type="string">
              <text:p text:style-name="Table_20_Heading">Capa</text:p>
            </table:table-cell>
            <table:table-cell table:style-name="Table3.A1" office:value-type="string">
              <text:p text:style-name="Table_20_Heading">Función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IP</text:span>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Enrutamiento de paquete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ICMP</text:span>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Diagnóstico (ping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ARP</text:span></text:p>
          </table:table-cell>
          <table:table-cell table:style-name="Table3.A1" office:value-type="string">
            <text:p text:style-name="Table_20_Contents">2 ↔ 3</text:p>
          </table:table-cell>
          <table:table-cell table:style-name="Table3.A1" office:value-type="string">
            <text:p text:style-name="Table_20_Contents">Asocia IP ↔ MAC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TCP</text:span></text:p>
          </table:table-cell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Conexiones fiable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UDP</text:span></text:p>
          </table:table-cell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Conexiones rápidas sin verificación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DNS</text:span></text:p>
          </table:table-cell>
          <table:table-cell table:style-name="Table3.A1" office:value-type="string">
            <text:p text:style-name="Table_20_Contents">7</text:p>
          </table:table-cell>
          <table:table-cell table:style-name="Table3.A1" office:value-type="string">
            <text:p text:style-name="Table_20_Contents">Traduce nombres a IP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HTTP / HTTPS</text:span></text:p>
          </table:table-cell>
          <table:table-cell table:style-name="Table3.A1" office:value-type="string">
            <text:p text:style-name="Table_20_Contents">7</text:p>
          </table:table-cell>
          <table:table-cell table:style-name="Table3.A1" office:value-type="string">
            <text:p text:style-name="Table_20_Contents">Web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SSH</text:span></text:p>
          </table:table-cell>
          <table:table-cell table:style-name="Table3.A1" office:value-type="string">
            <text:p text:style-name="Table_20_Contents">7</text:p>
          </table:table-cell>
          <table:table-cell table:style-name="Table3.A1" office:value-type="string">
            <text:p text:style-name="Table_20_Contents">Acceso remoto seguro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DHCP</text:span></text:p>
          </table:table-cell>
          <table:table-cell table:style-name="Table3.A1" office:value-type="string">
            <text:p text:style-name="Table_20_Contents">7</text:p>
          </table:table-cell>
          <table:table-cell table:style-name="Table3.A1" office:value-type="string">
            <text:p text:style-name="Table_20_Contents">Asigna IP automáticamente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NAT</text:span>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Traduce IPs privadas a públicas</text:p>
          </table:table-cell>
        </table:table-row>
      </table:table>
      <text:p text:style-name="Horizontal_20_Line"/>
      <text:h text:style-name="Heading_20_2" text:outline-level="2">🧩 Módulo 7: Tipos de redes IP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Tipo</text:p>
            </table:table-cell>
            <table:table-cell table:style-name="Table4.A1" office:value-type="string">
              <text:p text:style-name="Table_20_Heading">Rango</text:p>
            </table:table-cell>
            <table:table-cell table:style-name="Table4.A1" office:value-type="string">
              <text:p text:style-name="Table_20_Heading">Uso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Privada (LAN)</text:span></text:p>
          </table:table-cell>
          <table:table-cell table:style-name="Table4.A1" office:value-type="string">
            <text:p text:style-name="Table_20_Contents">192.168.x.x / 10.x.x.x / 172.16–31.x.x</text:p>
          </table:table-cell>
          <table:table-cell table:style-name="Table4.A1" office:value-type="string">
            <text:p text:style-name="Table_20_Contents">Internas, no en Internet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Pública</text:span></text:p>
          </table:table-cell>
          <table:table-cell table:style-name="Table4.A1" office:value-type="string">
            <text:p text:style-name="Table_20_Contents">Asignadas por proveedores</text:p>
          </table:table-cell>
          <table:table-cell table:style-name="Table4.A1" office:value-type="string">
            <text:p text:style-name="Table_20_Contents">Visibles desde Internet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Loopback</text:span></text:p>
          </table:table-cell>
          <table:table-cell table:style-name="Table4.A1" office:value-type="string">
            <text:p text:style-name="Table_20_Contents">127.0.0.1</text:p>
          </table:table-cell>
          <table:table-cell table:style-name="Table4.A1" office:value-type="string">
            <text:p text:style-name="Table_20_Contents">“Yo mismo”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Broadcast</text:span></text:p>
          </table:table-cell>
          <table:table-cell table:style-name="Table4.A1" office:value-type="string">
            <text:p text:style-name="Table_20_Contents">Última IP de la red</text:p>
          </table:table-cell>
          <table:table-cell table:style-name="Table4.A1" office:value-type="string">
            <text:p text:style-name="Table_20_Contents">Enviar a todos los hosts</text:p>
          </table:table-cell>
        </table:table-row>
      </table:table>
      <text:p text:style-name="Horizontal_20_Line"/>
      <text:h text:style-name="Heading_20_2" text:outline-level="2">🧩 Módulo 8: Subnetting (dividir redes)</text:h>
      <text:p text:style-name="Text_20_body">Puedes dividir una red grande en varias más pequeñas, por ejemplo:</text:p>
      <text:p text:style-name="Preformatted_20_Text"><text:span text:style-name="Source_20_Text">Red original: 192.168.1.0/24 (256 direcciones)</text:span></text:p>
      <text:p text:style-name="Preformatted_20_Text"><text:span text:style-name="Source_20_Text">Subredes /26:</text:span></text:p>
      <text:p text:style-name="Preformatted_20_Text"><text:span text:style-name="Source_20_Text">- 192.168.1.0/26</text:span></text:p>
      <text:p text:style-name="Preformatted_20_Text"><text:span text:style-name="Source_20_Text">- 192.168.1.64/26</text:span></text:p>
      <text:p text:style-name="Preformatted_20_Text"><text:span text:style-name="Source_20_Text">- 192.168.1.128/26</text:span></text:p>
      <text:p text:style-name="P1"><text:span text:style-name="Source_20_Text">- 192.168.1.192/26</text:span></text:p>
      <text:p text:style-name="Text_20_body">Cada una tiene <text:span text:style-name="Strong_20_Emphasis">62 hosts útiles</text:span>.<text:line-break/>Esto se usa para <text:span text:style-name="Strong_20_Emphasis">organizar redes</text:span> y <text:span text:style-name="Strong_20_Emphasis">optimizar direcciones IP</text:span>.</text:p>
      <text:p text:style-name="Horizontal_20_Line"/>
      <text:h text:style-name="Heading_20_2" text:outline-level="2">🧩 Módulo 9: Diagnóstico en Linux</text:h>
      <text:p text:style-name="Text_20_body">Algunos comandos básicos:</text:p>
      <text:p text:style-name="Preformatted_20_Text"><text:span text:style-name="Source_20_Text">ip addr show <text:s text:c="12"/># Ver interfaces y direcciones</text:span></text:p>
      <text:p text:style-name="Preformatted_20_Text"><text:span text:style-name="Source_20_Text">ip route show <text:s text:c="11"/># Ver rutas</text:span></text:p>
      <text:p text:style-name="Preformatted_20_Text"><text:span text:style-name="Source_20_Text">ping 8.8.8.8 <text:s text:c="12"/># Probar conectividad</text:span></text:p>
      <text:p text:style-name="Preformatted_20_Text"><text:span text:style-name="Source_20_Text">traceroute google.com <text:s text:c="3"/># Ver ruta de saltos</text:span></text:p>
      <text:p text:style-name="Preformatted_20_Text"><text:span text:style-name="Source_20_Text">arp -n <text:s text:c="18"/># Ver tabla ARP</text:span></text:p>
      <text:p text:style-name="P1"><text:soft-page-break/><text:span text:style-name="Source_20_Text">netstat -tuln <text:s text:c="11"/># Ver puertos abiertos</text:span></text:p>
      <text:p text:style-name="Horizontal_20_Line"/>
      <text:h text:style-name="Heading_20_2" text:outline-level="2">🧩 Módulo 10: Conclusiones</text:h>
      <text:list xml:id="list3754506525" text:style-name="L9">
        <text:list-item>
          <text:p text:style-name="P8"><text:span text:style-name="Strong_20_Emphasis">Una red = capa física + capa lógica.</text:span></text:p>
        </text:list-item>
        <text:list-item>
          <text:p text:style-name="P8">Los dispositivos locales se comunican por <text:span text:style-name="Strong_20_Emphasis">ARP</text:span> y <text:span text:style-name="Strong_20_Emphasis">MAC</text:span>.</text:p>
        </text:list-item>
        <text:list-item>
          <text:p text:style-name="P8">Las redes distintas necesitan un <text:span text:style-name="Strong_20_Emphasis">router</text:span>.</text:p>
        </text:list-item>
        <text:list-item>
          <text:p text:style-name="P8"><text:span text:style-name="Strong_20_Emphasis">Máscara y ruta</text:span> definen a dónde puede llegar cada IP.</text:p>
        </text:list-item>
        <text:list-item>
          <text:p text:style-name="P8"><text:span text:style-name="Strong_20_Emphasis">Firewalls, VLANs y routers</text:span> controlan qué redes se ven entre sí.</text:p>
        </text:list-item>
        <text:list-item>
          <text:p text:style-name="P8"><text:span text:style-name="Strong_20_Emphasis">Internet</text:span> es solo un montón de routers hablando entre sí con protocolos como BGP.</text:p>
        </text:list-item>
      </text:list>
      <text:p text:style-name="Horizontal_20_Line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2T14:26:09.738186610</meta:creation-date>
    <dc:date>2025-11-12T14:36:19.013883783</dc:date>
    <meta:editing-duration>PT10M11S</meta:editing-duration>
    <meta:editing-cycles>1</meta:editing-cycles>
    <meta:generator>LibreOffice/7.3.7.2$Linux_X86_64 LibreOffice_project/30$Build-2</meta:generator>
    <meta:document-statistic meta:table-count="4" meta:image-count="0" meta:object-count="0" meta:page-count="4" meta:paragraph-count="151" meta:word-count="671" meta:character-count="3799" meta:non-whitespace-character-count="3228"/>
  </office:meta>
</office:document-meta>
</file>